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24pt" fo:font-weight="bold" style:font-name-asian="Verdana" style:font-size-asian="24pt" style:font-weight-asian="bold" style:font-name-complex="Verdana" style:font-size-complex="24pt" style:font-weight-complex="bold"/>
    </style:style>
    <style:style style:name="P3" style:family="paragraph" style:parent-style-name="Standard" style:list-style-name="">
      <style:paragraph-properties style:line-height-at-least="0.4445in" fo:text-align="start" style:justify-single-word="false" style:text-autospace="none"/>
      <style:text-properties style:use-window-font-color="true" style:font-name="Verdana" fo:font-size="18pt" fo:font-weight="normal" style:font-name-asian="Verdana" style:font-size-asian="18pt" style:font-weight-asian="normal" style:font-name-complex="Verdana" style:font-size-complex="18pt" style:font-weight-complex="normal"/>
    </style:style>
    <style:style style:name="P4" style:family="paragraph" style:parent-style-name="Standard" style:list-style-name="">
      <style:paragraph-properties style:line-height-at-least="0.25in" fo:text-align="start" style:justify-single-word="false" style:text-autospace="none"/>
      <style:text-properties fo:font-size="18pt" style:font-size-asian="18pt" style:font-size-complex="18pt"/>
    </style:style>
    <style:style style:name="P5" style:family="paragraph" style:parent-style-name="Standard" style:list-style-name="">
      <style:paragraph-properties style:text-autospace="none"/>
      <style:text-properties fo:font-size="18pt" style:font-size-asian="18pt" style:font-size-complex="18pt"/>
    </style:style>
    <style:style style:name="P6" style:family="paragraph" style:parent-style-name="Standard">
      <style:paragraph-properties fo:margin-left="0.5in" fo:margin-right="0in" fo:margin-top="0in" fo:margin-bottom="0.2083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weight="normal" style:font-name-asian="Verdana" style:font-size-asian="18pt" style:font-weight-asian="normal" style:font-name-complex="Verdana" style:font-size-complex="18pt" style:font-weight-complex="normal"/>
    </style:style>
    <style:style style:name="P7" style:family="paragraph" style:parent-style-name="Standard">
      <style:paragraph-properties fo:margin-left="0.5in" fo:margin-right="0in" fo:margin-top="0in" fo:margin-bottom="0.2083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list-style-name="">
      <style:paragraph-properties fo:margin-left="0.5in" fo:margin-right="0in" fo:margin-top="0in" fo:margin-bottom="0.2083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T1" style:family="text">
      <style:text-properties style:use-window-font-color="true"/>
    </style:style>
    <style:style style:name="T2" style:family="text">
      <style:text-properties style:use-window-font-color="true" style:font-name="Verdana" fo:font-size="11pt" fo:font-weight="bold" style:font-name-asian="Verdana" style:font-size-asian="11pt" style:font-weight-asian="bold" style:font-name-complex="Verdana" style:font-size-complex="11pt" style:font-weight-complex="bold"/>
    </style:style>
    <style:style style:name="T3" style:family="text">
      <style:text-properties style:use-window-font-color="true" style:font-name="Verdana" fo:font-size="11pt" fo:font-weight="normal" style:font-name-asian="Verdana" style:font-size-asian="11pt" style:font-weight-asian="normal" style:font-name-complex="Verdana" style:font-size-complex="11pt" style:font-weight-complex="normal"/>
    </style:style>
    <style:style style:name="T4" style:family="text">
      <style:text-properties style:use-window-font-color="true" style:font-name="Verdana" fo:font-weight="bold" style:font-name-asian="Verdana" style:font-weight-asian="bold" style:font-name-complex="Verdana" style:font-weight-complex="bold"/>
    </style:style>
    <style:style style:name="T5" style:family="text">
      <style:text-properties style:use-window-font-color="true" style:font-name="Verdana" fo:font-weight="normal" style:font-name-asian="Verdana" style:font-weight-asian="normal" style:font-name-complex="Verdana" style:font-weight-complex="normal"/>
    </style:style>
    <style:style style:name="T6" style:family="text">
      <style:text-properties style:font-name="Verdana"/>
    </style:style>
    <style:style style:name="T7" style:family="text">
      <style:text-properties fo:font-size="11pt"/>
    </style:style>
    <style:style style:name="T8" style:family="text">
      <style:text-properties style:font-name-asian="Verdana"/>
    </style:style>
    <style:style style:name="T9" style:family="text">
      <style:text-properties style:font-size-asian="11pt"/>
    </style:style>
    <style:style style:name="T10" style:family="text">
      <style:text-properties style:font-name-complex="Verdana"/>
    </style:style>
    <style:style style:name="T11" style:family="text">
      <style:text-properties style:font-size-complex="11pt"/>
    </style:style>
    <style:style style:name="T12" style:family="text">
      <style:text-properties fo:font-weight="bold"/>
    </style:style>
    <style:style style:name="T13" style:family="text">
      <style:text-properties style:font-weight-asian="bold"/>
    </style:style>
    <style:style style:name="T14"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mon Cheesecake</text:p>
      <text:p text:style-name="P1">Serves 12 to 16</text:p>
      <text:p text:style-name="P3">INGREDIENTS</text:p>
      <text:p text:style-name="P4"><text:span text:style-name="T4">Cookie-Crumb Crus</text:span></text:p>
      <text:p text:style-name="P4"><text:span text:style-name="T4">5 </text:span><text:span text:style-name="T5">ounces Nabisco Barnum's Animal Crackers or Social Tea Biscuits</text:span></text:p>
      <text:p text:style-name="P4"><text:span text:style-name="T4">3 </text:span><text:span text:style-name="T5">tablespoons granulated sugar</text:span></text:p>
      <text:p text:style-name="P4"><text:span text:style-name="T4">4 </text:span><text:span text:style-name="T5">tablespoons unsalted butter, melted and kept warm</text:span></text:p>
      <text:p text:style-name="P4"><text:span text:style-name="T4">Filling</text:span></text:p>
      <text:p text:style-name="P4"><text:span text:style-name="T4">1 1/4 </text:span><text:span text:style-name="T5">cups granulated sugar (8 3/4 ounces)</text:span></text:p>
      <text:p text:style-name="P4"><text:span text:style-name="T4">1 </text:span><text:span text:style-name="T5">tablespoon grated lemon zest</text:span></text:p>
      <text:p text:style-name="P4"><text:span text:style-name="T4">1/4 </text:span><text:span text:style-name="T5">cup lemon juice</text:span></text:p>
      <text:p text:style-name="P4"><text:span text:style-name="T4">1 1/2 </text:span><text:span text:style-name="T5">pounds cream cheese, (three 8-ounce packages), cut into rough 1-inch chunks and left to stand at room temperature 30 to 45 minutes</text:span></text:p>
      <text:p text:style-name="P4"><text:span text:style-name="T4">4 </text:span><text:span text:style-name="T5">large eggs, room temperature</text:span></text:p>
      <text:p text:style-name="P4"><text:span text:style-name="T4">2 </text:span><text:span text:style-name="T5">teaspoons vanilla extract</text:span></text:p>
      <text:p text:style-name="P4"><text:span text:style-name="T4">1/4 </text:span><text:span text:style-name="T5">teaspoon table salt</text:span></text:p>
      <text:p text:style-name="P4"><text:span text:style-name="T4">1/2 </text:span><text:span text:style-name="T5">cup heavy cream</text:span></text:p>
      <text:p text:style-name="P4"><text:span text:style-name="T4">Lemon Curd</text:span></text:p>
      <text:p text:style-name="P4"><text:span text:style-name="T4">1/3 </text:span><text:span text:style-name="T5">cup lemon juice</text:span></text:p>
      <text:p text:style-name="P4"><text:span text:style-name="T4">2 </text:span><text:span text:style-name="T5">large eggs</text:span></text:p>
      <text:p text:style-name="P4"><text:span text:style-name="T4">1 </text:span><text:span text:style-name="T5">large egg yolk</text:span></text:p>
      <text:p text:style-name="P4"><text:span text:style-name="T4">1/2 </text:span><text:span text:style-name="T5">cup granulated sugar (3 1/2 ounces)</text:span></text:p>
      <text:p text:style-name="P4"><text:span text:style-name="T4">2 </text:span><text:span text:style-name="T5">tablespoons unsalted butter, cut into 1/2-inch cubes and chilled</text:span></text:p>
      <text:p text:style-name="P4"><text:span text:style-name="T4">1 </text:span><text:span text:style-name="T5">tablespoon heavy cream</text:span></text:p>
      <text:p text:style-name="P4"><text:span text:style-name="T4">1/4 </text:span><text:span text:style-name="T5">teaspoon vanilla extract</text:span></text:p>
      <text:p text:style-name="P4"><text:span text:style-name="T5">Pinch table salt</text:span></text:p>
      <text:p text:style-name="P3"><text:soft-page-break/>INSTRUCTIONS</text:p>
      <text:p text:style-name="P7"><text:span text:style-name="T5"><text:tab/><text:tab/>1. </text:span><text:span text:style-name="T4">FOR THE CRUST:</text:span><text:span text:style-name="T5"> Adjust oven rack to lower-middle position and heat oven to 325 degrees. In food processor, process cookies to fine, even crumbs, about 30 seconds (you should have about 1 cup). Add sugar and pulse 2 or 3 times to incorporate. Add warm melted butter in slow, steady stream while pulsing; pulse until mixture is evenly moistened and resembles wet sand, about ten 1-second pulses. Transfer mixture to 9-inch springform pan; using bottom of ramekin or dry measuring cup, press firmly and evenly into pan bottom, keeping sides as clean as possible. Bake until fragrant and golden brown, 15 to 18 minutes. Cool on wire rack to room temperature, about 30 minutes. When cool, wrap outside of pan with two 18-inch square pieces heavy-duty foil; set springform pan in roasting pan. </text:span></text:p>
      <text:p text:style-name="P8"><text:span text:style-name="T5"><text:tab/><text:tab/>2.</text:span><text:span text:style-name="T4"> FOR THE FILLING:</text:span><text:span text:style-name="T5"> While crust is cooling, process 1/4 cup sugar and lemon zest in food processor until sugar is yellow and zest is broken down, about 15 seconds, scraping down bowl if necessary. Transfer lemon sugar to small bowl; stir in remaining 1 cup sugar. </text:span></text:p>
      <text:p text:style-name="P6"><text:tab/><text:tab/>3. In standing mixer fitted with paddle attachment, beat cream cheese on low to break up and soften slightly, about 5 seconds. With machine running, add sugar mixture in slow steady stream; increase speed to medium and <text:soft-page-break/>continue to beat until mixture is creamy and smooth, about 3 minutes, scraping down bowl with rubber spatula as needed. Reduce speed to medium-low and add eggs 2 at a time; beat until incorporated, about 30 seconds, scraping sides and bottom of bowl well after each addition. Add lemon juice, vanilla, and salt and mix until just incorporated, about 5 seconds; add heavy cream and mix until just incorporated, about 5 seconds longer. Give batter final scrape, stir with rubber spatula, and pour into prepared springform pan; fill roasting pan with enough hot tap water to come halfway up sides of springform pan. Bake until center jiggles slightly, sides just start to puff, surface is no longer shiny, and instant-read thermometer inserted in center of cake registers 150 degrees, 55 to 60 minutes. Turn off oven and prop open oven door with potholder or wooden spoon handle; allow cake to cool in water bath in oven for 1 hour. Transfer springform pan without foil to wire rack; run small paring knife around inside edge of pan to loosen sides of cake and cool cake to room temperature, about 2 hours. </text:p>
      <text:p text:style-name="P8"><text:span text:style-name="T5"><text:tab/><text:tab/>4. </text:span><text:span text:style-name="T4">FOR THE LEMON CURD:</text:span><text:span text:style-name="T5"> While cheesecake bakes, heat lemon juice in small nonreactive saucepan over medium heat until hot but not boiling. Whisk eggs and yolk in medium nonreactive bowl; gradually whisk in sugar. Whisking constantly, slowly pour hot lemon juice into eggs, then return mixture to saucepan and cook over medium heat, stirring constantly with wooden spoon, until mixture registers 170 degrees on instant-read thermometer and is thick enough to cling to spoon, about 3 minutes. </text:span><text:soft-page-break/><text:span text:style-name="T5">Immediately remove pan from heat and stir in cold butter until incorporated; stir in cream, vanilla, and salt, then pour curd through fine-mesh strainer into small nonreactive bowl. Cover surface of curd directly with plastic wrap; refrigerate until needed. </text:span></text:p>
      <text:p text:style-name="P5"><text:span text:style-name="T5"><text:tab/><text:tab/></text:span></text:p>
      <text:p text:style-name="P5"><text:span text:style-name="T5">5. TO FINISH THE CAKE: When cheesecake is cool, scrape lemon curd onto cheesecake still in springform pan; using offset icing spatula, spread curd evenly over top of cheesecake. Cover tightly with plastic wrap and refrigerate for at least 4 hours or up to 24 hours. To serve, remove sides of springform pan and cut cake into wed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7-21T14:43:06</meta:creation-date>
    <meta:document-statistic meta:table-count="0" meta:image-count="0" meta:object-count="0" meta:page-count="4" meta:paragraph-count="32" meta:word-count="715" meta:character-count="4246"/>
    <dc:date>2013-07-21T14:48:34</dc:date>
    <dc:creator>Robert Houk</dc:creator>
    <meta:editing-duration>PT00H05M31S</meta:editing-duration>
    <meta:editing-cycles>1</meta:editing-cycles>
    <meta:generator>OpenOffice.org/3.2$Unix OpenOffice.org_project/320m18$Build-9502</meta:generator>
  </office:meta>
</office:document-meta>
</file>